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5.17pt" svg:height="253.96pt" svg:x="-0.57pt" svg:y="1344.05pt">
            <loext:p draw:notify-on-update-of-ranges="Sheet1.B1:Sheet1.B1 Sheet1.B2:Sheet1.B8 Sheet1.C1:Sheet1.C1 Sheet1.C2:Sheet1.C8 Sheet1.D1:Sheet1.D1 Sheet1.D2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22.59pt" svg:height="256.65pt" svg:x="-0.54pt" svg:y="1067.56pt">
            <loext:p draw:notify-on-update-of-ranges="Sheet1.B9:Sheet1.B9 Sheet1.B10:Sheet1.B14 Sheet1.C9:Sheet1.C9 Sheet1.C10:Sheet1.C14 Sheet1.D9:Sheet1.D9 Sheet1.D10:Sheet1.D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20.23pt" svg:height="242.59pt" svg:x="0pt" svg:y="794.35pt">
            <loext:p draw:notify-on-update-of-ranges="Sheet1.B17:Sheet1.B17 Sheet1.B18:Sheet1.B22 Sheet1.C17:Sheet1.C17 Sheet1.C18:Sheet1.C22 Sheet1.D17:Sheet1.D17 Sheet1.D18:Sheet1.D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PARSENESS = 0.5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EKS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90" calcext:value-type="float">
            <text:p>109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550" calcext:value-type="float">
            <text:p>855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0040" calcext:value-type="float">
            <text:p>40040</text:p>
          </table:table-cell>
          <table:table-cell office:value-type="float" office:value="23821" calcext:value-type="float">
            <text:p>2382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633929" calcext:value-type="float">
            <text:p>4633929</text:p>
          </table:table-cell>
          <table:table-cell office:value-type="float" office:value="2943917" calcext:value-type="float">
            <text:p>294391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1909662" calcext:value-type="float">
            <text:p>41909662</text:p>
          </table:table-cell>
          <table:table-cell office:value-type="float" office:value="25890279" calcext:value-type="float">
            <text:p>2589027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PARSENESS = 0.1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EKS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59" calcext:value-type="float">
            <text:p>1059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735" calcext:value-type="float">
            <text:p>1273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47407" calcext:value-type="float">
            <text:p>1047407</text:p>
          </table:table-cell>
          <table:table-cell office:value-type="float" office:value="666783" calcext:value-type="float">
            <text:p>66678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539691" calcext:value-type="float">
            <text:p>9539691</text:p>
          </table:table-cell>
          <table:table-cell office:value-type="float" office:value="6214284" calcext:value-type="float">
            <text:p>621428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PARSENESS = 0.9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EKS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400" calcext:value-type="float">
            <text:p>240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548" calcext:value-type="float">
            <text:p>13548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234" calcext:value-type="float">
            <text:p>95234</text:p>
          </table:table-cell>
          <table:table-cell office:value-type="float" office:value="49014" calcext:value-type="float">
            <text:p>4901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833715" calcext:value-type="float">
            <text:p>9833715</text:p>
          </table:table-cell>
          <table:table-cell office:value-type="float" office:value="5623810" calcext:value-type="float">
            <text:p>562381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1250031" calcext:value-type="float">
            <text:p>81250031</text:p>
          </table:table-cell>
          <table:table-cell office:value-type="float" office:value="46571214" calcext:value-type="float">
            <text:p>46571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9:02:14.955458776</meta:creation-date>
    <dc:date>2016-05-03T10:24:06.308528129</dc:date>
    <meta:editing-duration>PT3M30S</meta:editing-duration>
    <meta:editing-cycles>1</meta:editing-cycles>
    <meta:document-statistic meta:table-count="1" meta:cell-count="57" meta:object-count="3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" chart:maximum="2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111cm" svg:height="8.96cm" xlink:href=".." xlink:type="simple" chart:class="chart:scatter" chart:style-name="ch1">
        <chart:title svg:x="8.81cm" svg:y="0.315cm" chart:style-name="ch2">
          <text:p>Ford-Fulkerson vs Edmonds-Karp -- Medium Sparseness</text:p>
        </chart:title>
        <chart:legend chart:legend-position="end" svg:x="27.053cm" svg:y="3.932cm" style:legend-expansion="high" chart:style-name="ch3"/>
        <chart:plot-area chart:style-name="ch4" table:cell-range-address="Sheet1.B1:Sheet1.D8" chart:data-source-has-labels="both" svg:x="1.593cm" svg:y="1.299cm" svg:width="24.878cm" svg:height="6.501cm">
          <chartooo:coordinate-region svg:x="3.511cm" svg:y="1.498cm" svg:width="22.96cm" svg:height="5.655cm"/>
          <chart:axis chart:dimension="x" chart:name="primary-x" chart:style-name="ch5" chartooo:axis-type="auto">
            <chart:title svg:x="12.731cm" svg:y="7.979cm" chart:style-name="ch6">
              <text:p>Number of nodes</text:p>
            </chart:title>
            <chart:categories table:cell-range-address="Sheet1.B2:Sheet1.B8"/>
          </chart:axis>
          <chart:axis chart:dimension="y" chart:name="primary-y" chart:style-name="ch7">
            <chart:title svg:x="0.451cm" svg:y="6.816cm" chart:style-name="ch8">
              <text:p>Execution time (microseconds)</text:p>
            </chart:title>
            <chart:grid chart:style-name="ch9" chart:class="major"/>
          </chart:axis>
          <chart:series chart:style-name="ch10" chart:values-cell-range-address="Sheet1.C2:Sheet1.C8" chart:label-cell-address="Sheet1.C1:Sheet1.C1" chart:class="chart:scatter">
            <chart:domain table:cell-range-address="Sheet1.B2:Sheet1.B8"/>
            <chart:data-point chart:repeated="7"/>
          </chart:series>
          <chart:series chart:style-name="ch11" chart:values-cell-range-address="Sheet1.D2:Sheet1.D8" chart:label-cell-address="Sheet1.D1:Sheet1.D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S</text:p>
                <draw:g>
                  <svg:desc>Sheet1.C1:Sheet1.C1</svg:desc>
                </draw:g>
              </table:table-cell>
              <table:table-cell office:value-type="string">
                <text:p>EK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B2:Sheet1.B8</svg:desc>
                </draw:g>
              </table:table-cell>
              <table:table-cell office:value-type="float" office:value="1090">
                <text:p>1090</text:p>
                <draw:g>
                  <svg:desc>Sheet1.C2:Sheet1.C8</svg:desc>
                </draw:g>
              </table:table-cell>
              <table:table-cell office:value-type="float" office:value="683">
                <text:p>683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50">
                <text:p>855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040">
                <text:p>40040</text:p>
              </table:table-cell>
              <table:table-cell office:value-type="float" office:value="23821">
                <text:p>238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633929">
                <text:p>4633929</text:p>
              </table:table-cell>
              <table:table-cell office:value-type="float" office:value="2943917">
                <text:p>29439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1909662">
                <text:p>41909662</text:p>
              </table:table-cell>
              <table:table-cell office:value-type="float" office:value="25890279">
                <text:p>25890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" chart:maximum="2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2cm" svg:height="9.055cm" xlink:href=".." xlink:type="simple" chart:class="chart:scatter" chart:style-name="ch1">
        <chart:title svg:x="9.413cm" svg:y="0.317cm" chart:style-name="ch2">
          <text:p>Ford-Fulkerson vs Edmonds-Karp -- Sparse Graph</text:p>
        </chart:title>
        <chart:legend chart:legend-position="end" svg:x="26.962cm" svg:y="3.979cm" style:legend-expansion="high" chart:style-name="ch3"/>
        <chart:plot-area chart:style-name="ch4" table:cell-range-address="Sheet1.B9:Sheet1.D14" chart:data-source-has-labels="both" svg:x="1.591cm" svg:y="1.303cm" svg:width="24.791cm" svg:height="6.59cm">
          <chartooo:coordinate-region svg:x="3.324cm" svg:y="1.503cm" svg:width="23.058cm" svg:height="5.743cm"/>
          <chart:axis chart:dimension="x" chart:name="primary-x" chart:style-name="ch5" chartooo:axis-type="auto">
            <chart:title svg:x="12.685cm" svg:y="8.074cm" chart:style-name="ch6">
              <text:p>Number of nodes</text:p>
            </chart:title>
            <chart:categories table:cell-range-address="Sheet1.B10:Sheet1.B14"/>
          </chart:axis>
          <chart:axis chart:dimension="y" chart:name="primary-y" chart:style-name="ch7">
            <chart:title svg:x="0.451cm" svg:y="6.865cm" chart:style-name="ch8">
              <text:p>Execution time (microseconds)</text:p>
            </chart:title>
            <chart:grid chart:style-name="ch9" chart:class="major"/>
          </chart:axis>
          <chart:series chart:style-name="ch10" chart:values-cell-range-address="Sheet1.C10:Sheet1.C14" chart:label-cell-address="Sheet1.C9:Sheet1.C9" chart:class="chart:scatter">
            <chart:domain table:cell-range-address="Sheet1.B10:Sheet1.B14"/>
            <chart:data-point chart:repeated="5"/>
          </chart:series>
          <chart:series chart:style-name="ch11" chart:values-cell-range-address="Sheet1.D10:Sheet1.D14" chart:label-cell-address="Sheet1.D9:Sheet1.D9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S</text:p>
                <draw:g>
                  <svg:desc>Sheet1.C9:Sheet1.C9</svg:desc>
                </draw:g>
              </table:table-cell>
              <table:table-cell office:value-type="string">
                <text:p>EKS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B10:Sheet1.B14</svg:desc>
                </draw:g>
              </table:table-cell>
              <table:table-cell office:value-type="float" office:value="153">
                <text:p>153</text:p>
                <draw:g>
                  <svg:desc>Sheet1.C10:Sheet1.C14</svg:desc>
                </draw:g>
              </table:table-cell>
              <table:table-cell office:value-type="float" office:value="114">
                <text:p>114</text:p>
                <draw:g>
                  <svg:desc>Sheet1.D10:Sheet1.D1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9">
                <text:p>105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735">
                <text:p>12735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7407">
                <text:p>1047407</text:p>
              </table:table-cell>
              <table:table-cell office:value-type="float" office:value="666783">
                <text:p>6667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39691">
                <text:p>9539691</text:p>
              </table:table-cell>
              <table:table-cell office:value-type="float" office:value="6214284">
                <text:p>6214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" chart:maximum="2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37cm" svg:height="8.559cm" xlink:href=".." xlink:type="simple" chart:class="chart:scatter" chart:style-name="ch1">
        <chart:title svg:x="9.437cm" svg:y="0.307cm" chart:style-name="ch2">
          <text:p>Ford-Fulkerson vs Edmonds-Karp -- Dense Graph</text:p>
        </chart:title>
        <chart:legend chart:legend-position="end" svg:x="26.879cm" svg:y="3.731cm" style:legend-expansion="high" chart:style-name="ch3"/>
        <chart:plot-area chart:style-name="ch4" table:cell-range-address="Sheet1.B17:Sheet1.D22" chart:data-source-has-labels="both" svg:x="1.589cm" svg:y="1.283cm" svg:width="24.712cm" svg:height="6.124cm">
          <chartooo:coordinate-region svg:x="3.507cm" svg:y="1.482cm" svg:width="22.794cm" svg:height="5.278cm"/>
          <chart:axis chart:dimension="x" chart:name="primary-x" chart:style-name="ch5" chartooo:axis-type="auto">
            <chart:title svg:x="12.644cm" svg:y="7.578cm" chart:style-name="ch6">
              <text:p>Number of nodes</text:p>
            </chart:title>
            <chart:categories table:cell-range-address="Sheet1.B18:Sheet1.B22"/>
          </chart:axis>
          <chart:axis chart:dimension="y" chart:name="primary-y" chart:style-name="ch7">
            <chart:title svg:x="0.451cm" svg:y="6.612cm" chart:style-name="ch8">
              <text:p>Execution time (microseconds)</text:p>
            </chart:title>
            <chart:grid chart:style-name="ch9" chart:class="major"/>
          </chart:axis>
          <chart:series chart:style-name="ch10" chart:values-cell-range-address="Sheet1.C18:Sheet1.C22" chart:label-cell-address="Sheet1.C17:Sheet1.C17" chart:class="chart:scatter">
            <chart:domain table:cell-range-address="Sheet1.B18:Sheet1.B22"/>
            <chart:data-point chart:repeated="5"/>
          </chart:series>
          <chart:series chart:style-name="ch11" chart:values-cell-range-address="Sheet1.D18:Sheet1.D22" chart:label-cell-address="Sheet1.D17:Sheet1.D17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S</text:p>
                <draw:g>
                  <svg:desc>Sheet1.C17:Sheet1.C17</svg:desc>
                </draw:g>
              </table:table-cell>
              <table:table-cell office:value-type="string">
                <text:p>EKS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B18:Sheet1.B22</svg:desc>
                </draw:g>
              </table:table-cell>
              <table:table-cell office:value-type="float" office:value="2400">
                <text:p>2400</text:p>
                <draw:g>
                  <svg:desc>Sheet1.C18:Sheet1.C22</svg:desc>
                </draw:g>
              </table:table-cell>
              <table:table-cell office:value-type="float" office:value="1864">
                <text:p>1864</text:p>
                <draw:g>
                  <svg:desc>Sheet1.D18:Sheet1.D2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548">
                <text:p>13548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234">
                <text:p>95234</text:p>
              </table:table-cell>
              <table:table-cell office:value-type="float" office:value="49014">
                <text:p>490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833715">
                <text:p>9833715</text:p>
              </table:table-cell>
              <table:table-cell office:value-type="float" office:value="5623810">
                <text:p>562381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1250031">
                <text:p>81250031</text:p>
              </table:table-cell>
              <table:table-cell office:value-type="float" office:value="46571214">
                <text:p>46571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